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642cm"/>
    </style:style>
    <style:style style:name="gr15" style:family="graphic" style:parent-style-name="objectwithoutfill">
      <style:graphic-properties draw:marker-start="Arrow" draw:marker-start-width="0.25cm" draw:marker-end="" draw:marker-end-width="0.254cm" draw:fill="none" draw:textarea-horizontal-align="center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18" style:family="graphic" style:parent-style-name="objectwithoutfill">
      <style:graphic-properties draw:fill="none" draw:textarea-horizontal-align="center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23" style:family="graphic" style:parent-style-name="objectwithoutfill">
      <style:graphic-properties draw:marker-end="Arrow" draw:marker-end-width="0.15cm" draw:fill="none" draw:textarea-horizontal-align="center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gr26" style:family="graphic" style:parent-style-name="objectwithoutfill">
      <style:graphic-properties svg:stroke-width="0.028cm" draw:marker-start-width="0.385cm" draw:marker-end-width="0.385cm" draw:fill="none" draw:textarea-horizontal-align="center" fo:padding-top="0.039cm" fo:padding-bottom="0.039cm" fo:padding-left="0.065cm" fo:padding-right="0.065cm"/>
    </style:style>
    <style:style style:name="gr27" style:family="graphic" style:parent-style-name="objectwithoutfill">
      <style:graphic-properties draw:marker-end="Arrow" draw:marker-end-width="0.25cm" draw:marker-end-center="true" draw:fill="none" draw:textarea-horizontal-align="center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912cm"/>
    </style:style>
    <style:style style:name="gr29" style:family="graphic" style:parent-style-name="standard">
      <style:graphic-properties draw:textarea-horizontal-align="center"/>
    </style:style>
    <style:style style:name="gr30" style:family="graphic" style:parent-style-name="objectwithoutfill">
      <style:graphic-properties draw:marker-end="Arrow" draw:marker-end-width="0.25cm" draw:marker-end-center="false" draw:fill="none" draw:textarea-horizontal-align="center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84cm" fo:min-width="0.866cm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77cm" fo:min-width="0.866cm"/>
    </style:style>
    <style:style style:name="gr35" style:family="graphic" style:parent-style-name="objectwithoutfill">
      <style:graphic-properties draw:marker-start="Arrow" draw:marker-start-width="0.25cm" draw:marker-start-center="true" draw:marker-end="" draw:marker-end-width="0.25cm" draw:marker-end-center="true" draw:fill="none" draw:textarea-horizontal-align="center"/>
    </style:style>
    <style:style style:name="gr36" style:family="graphic" style:parent-style-name="objectwithoutfill">
      <style:graphic-properties svg:stroke-width="0.028cm" draw:marker-start-width="0.384cm" draw:marker-end-width="0.384cm" draw:fill="none" draw:textarea-horizontal-align="center" fo:padding-top="0.039cm" fo:padding-bottom="0.039cm" fo:padding-left="0.065cm" fo:padding-right="0.065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8pt" fo:font-weight="normal" style:font-size-asian="8pt" style:font-weight-asian="normal" style:font-size-complex="8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font-size="6pt" fo:font-weight="normal" style:font-size-asian="6pt" style:font-weight-asian="normal" style:font-size-complex="6pt" style:font-weight-complex="normal"/>
    </style:style>
    <style:style style:name="P11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12" style:family="paragraph">
      <style:paragraph-properties fo:text-align="center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65cm" svg:y="1.45cm">
          <draw:text-box>
            <text:p><text:span text:style-name="T1">USI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rect draw:style-name="gr7" draw:text-style-name="P4" draw:layer="layout" svg:width="14.3cm" svg:height="0.559cm" svg:x="4.048cm" svg:y="1.282cm">
          <text:p><text:span text:style-name="T3">UAF </text:span></text:p>
        </draw:rect>
        <draw:polyline draw:style-name="gr8" draw:layer="layout" svg:width="0cm" svg:height="3.86cm" svg:x="3.956cm" svg:y="8.877cm" svg:viewBox="0 0 0 3861" draw:points="0,3861 0,1258 0,0">
          <text:p/>
        </draw:polyline>
        <draw:polyline draw:style-name="gr9" draw:layer="layout" svg:width="0cm" svg:height="3.86cm" svg:x="4.456cm" svg:y="8.877cm" svg:viewBox="0 0 0 3861" draw:points="0,3861 0,1258 0,0">
          <text:p/>
        </draw:polyline>
        <draw:polyline draw:style-name="gr8" draw:layer="layout" svg:width="0cm" svg:height="3.772cm" svg:x="16.296cm" svg:y="8.978cm" svg:viewBox="0 0 0 3773" draw:points="0,0 0,2544 0,3773">
          <text:p/>
        </draw:polyline>
        <draw:polyline draw:style-name="gr9" draw:layer="layout" svg:width="0cm" svg:height="3.772cm" svg:x="15.796cm" svg:y="8.978cm" svg:viewBox="0 0 0 3773" draw:points="0,0 0,2544 0,3773">
          <text:p/>
        </draw:polyline>
        <draw:polyline draw:style-name="gr8" draw:layer="layout" svg:width="0.025cm" svg:height="2.539cm" svg:x="4.93cm" svg:y="1.79cm" svg:viewBox="0 0 26 2540" draw:points="0,2540 26,602 26,0">
          <text:p/>
        </draw:polyline>
        <draw:polyline draw:style-name="gr8" draw:layer="layout" svg:width="0.022cm" svg:height="2.488cm" svg:x="15.94cm" svg:y="1.841cm" svg:viewBox="0 0 23 2489" draw:points="23,0 16,1219 0,2489">
          <text:p/>
        </draw:polyline>
        <draw:polyline draw:style-name="gr9" draw:layer="layout" svg:width="0cm" svg:height="2.512cm" svg:x="7.856cm" svg:y="10.198cm" svg:viewBox="0 0 0 2513" draw:points="0,2513 0,819 0,0">
          <text:p/>
        </draw:polyline>
        <draw:polyline draw:style-name="gr9" draw:layer="layout" svg:width="0cm" svg:height="2.615cm" svg:x="8.416cm" svg:y="10.198cm" svg:viewBox="0 0 0 2616" draw:points="0,0 0,1764 0,2616">
          <text:p/>
        </draw:polyline>
        <draw:polyline draw:style-name="gr9" draw:layer="layout" svg:width="0cm" svg:height="2.555cm" svg:x="12.396cm" svg:y="10.152cm" svg:viewBox="0 0 0 2556" draw:points="0,0 0,1723 0,2556">
          <text:p/>
        </draw:polyline>
        <draw:frame draw:style-name="gr10" draw:text-style-name="P3" draw:layer="layout" svg:width="3.3cm" svg:height="0.445cm" svg:x="7.618cm" svg:y="10.728cm">
          <draw:text-box>
            <text:p><text:span text:style-name="T2">siSHL_LsnRep</text:span></text:p>
          </draw:text-box>
        </draw:frame>
        <draw:frame draw:style-name="gr11" draw:text-style-name="P3" draw:layer="layout" svg:width="3.453cm" svg:height="0.445cm" svg:x="8.118cm" svg:y="11.229cm">
          <draw:text-box>
            <text:p><text:span text:style-name="T2">soSHL_LsnReq</text:span></text:p>
          </draw:text-box>
        </draw:frame>
        <draw:frame draw:style-name="gr12" draw:text-style-name="P3" draw:layer="layout" svg:width="3.001cm" svg:height="0.445cm" svg:x="4.162cm" svg:y="10.008cm">
          <draw:text-box>
            <text:p><text:span text:style-name="T2">siSHL_Meta</text:span></text:p>
          </draw:text-box>
        </draw:frame>
        <draw:frame draw:style-name="gr13" draw:text-style-name="P3" draw:layer="layout" svg:width="3.017cm" svg:height="0.445cm" svg:x="3.663cm" svg:y="9.508cm">
          <draw:text-box>
            <text:p><text:span text:style-name="T2">siSHL_Data</text:span></text:p>
          </draw:text-box>
        </draw:frame>
        <draw:polyline draw:style-name="gr9" draw:layer="layout" svg:width="0cm" svg:height="2.555cm" svg:x="12.856cm" svg:y="10.148cm" svg:viewBox="0 0 0 2556" draw:points="0,2556 0,833 0,0">
          <text:p/>
        </draw:polyline>
        <draw:line draw:style-name="gr9" draw:layer="layout" svg:x1="5.438cm" svg:y1="4.305cm" svg:x2="5.438cm" svg:y2="1.816cm">
          <text:p/>
        </draw:line>
        <draw:line draw:style-name="gr9" draw:layer="layout" svg:x1="16.473cm" svg:y1="1.841cm" svg:x2="16.448cm" svg:y2="4.33cm">
          <text:p/>
        </draw:line>
        <draw:frame draw:style-name="gr13" draw:text-style-name="P3" draw:layer="layout" svg:width="3.017cm" svg:height="0.445cm" svg:x="4.628cm" svg:y="2.363cm">
          <draw:text-box>
            <text:p><text:span text:style-name="T2">soTAF_Data</text:span></text:p>
          </draw:text-box>
        </draw:frame>
        <draw:frame draw:style-name="gr14" draw:text-style-name="P3" draw:layer="layout" svg:width="1.744cm" svg:height="0.445cm" svg:x="6.752cm" svg:y="5.564cm">
          <draw:text-box>
            <text:p><text:span text:style-name="T2">Meta</text:span></text:p>
          </draw:text-box>
        </draw:frame>
        <draw:line draw:style-name="gr15" draw:layer="layout" svg:x1="16.802cm" svg:y1="12.712cm" svg:x2="16.776cm" svg:y2="8.902cm">
          <text:p/>
        </draw:line>
        <draw:frame draw:style-name="gr13" draw:text-style-name="P3" draw:layer="layout" svg:width="3.017cm" svg:height="0.445cm" svg:x="15.461cm" svg:y="9.507cm">
          <draw:text-box>
            <text:p><text:span text:style-name="T2">soSHL_Data</text:span></text:p>
          </draw:text-box>
        </draw:frame>
        <draw:frame draw:style-name="gr16" draw:text-style-name="P3" draw:layer="layout" svg:width="3.021cm" svg:height="0.445cm" svg:x="16.061cm" svg:y="10.008cm">
          <draw:text-box>
            <text:p><text:span text:style-name="T2">soSHL_Meta</text:span></text:p>
          </draw:text-box>
        </draw:frame>
        <draw:frame draw:style-name="gr17" draw:text-style-name="P3" draw:layer="layout" svg:width="2.424cm" svg:height="0.445cm" svg:x="16.562cm" svg:y="10.509cm">
          <draw:text-box>
            <text:p><text:span text:style-name="T2">soSHL_DLen</text:span></text:p>
          </draw:text-box>
        </draw:frame>
        <draw:g>
          <draw:line draw:style-name="gr18" draw:layer="layout" svg:x1="4.287cm" svg:y1="11.265cm" svg:x2="4.744cm" svg:y2="11.036cm">
            <text:p/>
          </draw:line>
          <draw:frame draw:style-name="gr19" draw:text-style-name="P5" draw:layer="layout" svg:width="0.417cm" svg:height="0.369cm" svg:x="4.462cm" svg:y="10.643cm">
            <draw:text-box>
              <text:p><text:span text:style-name="T4">96</text:span></text:p>
            </draw:text-box>
          </draw:frame>
        </draw:g>
        <draw:g>
          <draw:line draw:style-name="gr18" draw:layer="layout" svg:x1="3.787cm" svg:y1="11.266cm" svg:x2="4.244cm" svg:y2="11.037cm">
            <text:p/>
          </draw:line>
          <draw:frame draw:style-name="gr19" draw:text-style-name="P5" draw:layer="layout" svg:width="0.417cm" svg:height="0.369cm" svg:x="3.962cm" svg:y="10.644cm">
            <draw:text-box>
              <text:p><text:span text:style-name="T4">64</text:span></text:p>
            </draw:text-box>
          </draw:frame>
        </draw:g>
        <draw:g>
          <draw:line draw:style-name="gr18" draw:layer="layout" svg:x1="5.287cm" svg:y1="4.066cm" svg:x2="5.744cm" svg:y2="3.837cm">
            <text:p/>
          </draw:line>
          <draw:frame draw:style-name="gr19" draw:text-style-name="P5" draw:layer="layout" svg:width="0.417cm" svg:height="0.369cm" svg:x="5.462cm" svg:y="3.444cm">
            <draw:text-box>
              <text:p><text:span text:style-name="T4">96</text:span></text:p>
            </draw:text-box>
          </draw:frame>
        </draw:g>
        <draw:g>
          <draw:line draw:style-name="gr18" draw:layer="layout" svg:x1="4.787cm" svg:y1="4.067cm" svg:x2="5.244cm" svg:y2="3.838cm">
            <text:p/>
          </draw:line>
          <draw:frame draw:style-name="gr19" draw:text-style-name="P5" draw:layer="layout" svg:width="0.417cm" svg:height="0.369cm" svg:x="4.962cm" svg:y="3.445cm">
            <draw:text-box>
              <text:p><text:span text:style-name="T4">64</text:span></text:p>
            </draw:text-box>
          </draw:frame>
        </draw:g>
        <draw:g>
          <draw:line draw:style-name="gr18" draw:layer="layout" svg:x1="16.287cm" svg:y1="3.867cm" svg:x2="16.744cm" svg:y2="3.638cm">
            <text:p/>
          </draw:line>
          <draw:frame draw:style-name="gr19" draw:text-style-name="P5" draw:layer="layout" svg:width="0.417cm" svg:height="0.369cm" svg:x="16.462cm" svg:y="3.245cm">
            <draw:text-box>
              <text:p><text:span text:style-name="T4">96</text:span></text:p>
            </draw:text-box>
          </draw:frame>
        </draw:g>
        <draw:g>
          <draw:line draw:style-name="gr18" draw:layer="layout" svg:x1="15.787cm" svg:y1="3.868cm" svg:x2="16.244cm" svg:y2="3.639cm">
            <text:p/>
          </draw:line>
          <draw:frame draw:style-name="gr19" draw:text-style-name="P5" draw:layer="layout" svg:width="0.417cm" svg:height="0.369cm" svg:x="15.962cm" svg:y="3.246cm">
            <draw:text-box>
              <text:p><text:span text:style-name="T4">64</text:span></text:p>
            </draw:text-box>
          </draw:frame>
        </draw:g>
        <draw:g>
          <draw:line draw:style-name="gr18" draw:layer="layout" svg:x1="16.567cm" svg:y1="11.59cm" svg:x2="17.024cm" svg:y2="11.361cm">
            <text:p/>
          </draw:line>
          <draw:frame draw:style-name="gr19" draw:text-style-name="P5" draw:layer="layout" svg:width="0.417cm" svg:height="0.369cm" svg:x="16.742cm" svg:y="10.968cm">
            <draw:text-box>
              <text:p><text:span text:style-name="T4">16</text:span></text:p>
            </draw:text-box>
          </draw:frame>
        </draw:g>
        <draw:frame draw:style-name="gr20" draw:text-style-name="P3" draw:layer="layout" svg:width="2.585cm" svg:height="0.445cm" svg:x="13.019cm" svg:y="11.128cm">
          <draw:text-box>
            <text:p><text:span text:style-name="T2">siSHL_ClsRep</text:span></text:p>
          </draw:text-box>
        </draw:frame>
        <draw:frame draw:style-name="gr21" draw:text-style-name="P3" draw:layer="layout" svg:width="2.767cm" svg:height="0.445cm" svg:x="12.119cm" svg:y="10.629cm">
          <draw:text-box>
            <text:p><text:span text:style-name="T2">soSHL_ClsReq</text:span></text:p>
          </draw:text-box>
        </draw:frame>
        <draw:rect draw:style-name="gr22" draw:text-style-name="P7" draw:layer="layout" svg:width="1.752cm" svg:height="1.777cm" svg:x="12.08cm" svg:y="8.428cm">
          <text:p text:style-name="P6"><text:span text:style-name="T5">pCLs</text:span></text:p>
          <text:p text:style-name="P6"><text:span text:style-name="T6"><text:s text:c="4"/></text:span><text:span text:style-name="T6">pClose</text:span><text:span text:style-name="T5"> </text:span></text:p>
        </draw:rect>
        <draw:rect draw:style-name="gr7" draw:text-style-name="P4" draw:layer="layout" svg:width="14.783cm" svg:height="0.559cm" svg:x="3.26cm" svg:y="12.612cm">
          <text:p><text:span text:style-name="T3">SHELL</text:span></text:p>
        </draw:rect>
        <draw:g>
          <draw:line draw:style-name="gr18" draw:layer="layout" svg:x1="12.687cm" svg:y1="12.266cm" svg:x2="13.144cm" svg:y2="12.037cm">
            <text:p/>
          </draw:line>
          <draw:frame draw:style-name="gr19" draw:text-style-name="P5" draw:layer="layout" svg:width="0.417cm" svg:height="0.369cm" svg:x="12.862cm" svg:y="11.644cm">
            <draw:text-box>
              <text:p><text:span text:style-name="T4">1</text:span></text:p>
            </draw:text-box>
          </draw:frame>
        </draw:g>
        <draw:g>
          <draw:line draw:style-name="gr18" draw:layer="layout" svg:x1="12.187cm" svg:y1="12.267cm" svg:x2="12.644cm" svg:y2="12.038cm">
            <text:p/>
          </draw:line>
          <draw:frame draw:style-name="gr19" draw:text-style-name="P5" draw:layer="layout" svg:width="0.417cm" svg:height="0.369cm" svg:x="12.362cm" svg:y="11.645cm">
            <draw:text-box>
              <text:p><text:span text:style-name="T4">16</text:span></text:p>
            </draw:text-box>
          </draw:frame>
        </draw:g>
        <draw:g>
          <draw:line draw:style-name="gr18" draw:layer="layout" svg:x1="8.187cm" svg:y1="12.267cm" svg:x2="8.644cm" svg:y2="12.038cm">
            <text:p/>
          </draw:line>
          <draw:frame draw:style-name="gr19" draw:text-style-name="P5" draw:layer="layout" svg:width="0.58cm" svg:height="0.369cm" svg:x="8.362cm" svg:y="11.645cm">
            <draw:text-box>
              <text:p><text:span text:style-name="T4"><text:s/></text:span><text:span text:style-name="T4">16</text:span></text:p>
            </draw:text-box>
          </draw:frame>
        </draw:g>
        <draw:g>
          <draw:line draw:style-name="gr18" draw:layer="layout" svg:x1="7.687cm" svg:y1="12.268cm" svg:x2="8.144cm" svg:y2="12.039cm">
            <text:p/>
          </draw:line>
          <draw:frame draw:style-name="gr19" draw:text-style-name="P5" draw:layer="layout" svg:width="0.417cm" svg:height="0.369cm" svg:x="7.862cm" svg:y="11.646cm">
            <draw:text-box>
              <text:p><text:span text:style-name="T4">1</text:span></text:p>
            </draw:text-box>
          </draw:frame>
        </draw:g>
        <draw:g>
          <draw:line draw:style-name="gr18" draw:layer="layout" svg:x1="15.587cm" svg:y1="11.59cm" svg:x2="16.044cm" svg:y2="11.361cm">
            <text:p/>
          </draw:line>
          <draw:frame draw:style-name="gr19" draw:text-style-name="P5" draw:layer="layout" svg:width="0.417cm" svg:height="0.369cm" svg:x="15.762cm" svg:y="10.968cm">
            <draw:text-box>
              <text:p><text:span text:style-name="T4">64</text:span></text:p>
            </draw:text-box>
          </draw:frame>
        </draw:g>
        <draw:g>
          <draw:line draw:style-name="gr18" draw:layer="layout" svg:x1="16.087cm" svg:y1="11.59cm" svg:x2="16.544cm" svg:y2="11.361cm">
            <text:p/>
          </draw:line>
          <draw:frame draw:style-name="gr19" draw:text-style-name="P5" draw:layer="layout" svg:width="0.417cm" svg:height="0.369cm" svg:x="16.262cm" svg:y="10.968cm">
            <draw:text-box>
              <text:p><text:span text:style-name="T4">96</text:span></text:p>
            </draw:text-box>
          </draw:frame>
        </draw:g>
        <draw:polyline draw:style-name="gr23" draw:layer="layout" svg:width="1.066cm" svg:height="0.482cm" svg:x="6.762cm" svg:y="7.745cm" svg:viewBox="0 0 1067 483" draw:points="0,0 1067,0 1067,483">
          <text:p/>
        </draw:polyline>
        <draw:frame draw:style-name="gr24" draw:text-style-name="P5" draw:layer="layout" svg:width="0.747cm" svg:height="0.369cm" svg:x="6.862cm" svg:y="7.37cm">
          <draw:text-box>
            <text:p><text:span text:style-name="T4">port#</text:span></text:p>
          </draw:text-box>
        </draw:frame>
        <draw:polyline draw:style-name="gr23" draw:layer="layout" svg:width="1.066cm" svg:height="0.482cm" svg:x="13.399cm" svg:y="7.946cm" svg:viewBox="0 0 1067 483" draw:points="1067,0 0,0 0,483">
          <text:p/>
        </draw:polyline>
        <draw:frame draw:style-name="gr24" draw:text-style-name="P5" draw:layer="layout" svg:width="0.747cm" svg:height="0.369cm" svg:x="13.6cm" svg:y="7.571cm">
          <draw:text-box>
            <text:p><text:span text:style-name="T4">port#</text:span></text:p>
          </draw:text-box>
        </draw:frame>
        <draw:line draw:style-name="gr9" draw:layer="layout" svg:x1="16.965cm" svg:y1="1.841cm" svg:x2="16.94cm" svg:y2="4.33cm">
          <text:p/>
        </draw:line>
        <draw:line draw:style-name="gr9" draw:layer="layout" svg:x1="16.465cm" svg:y1="1.841cm" svg:x2="16.44cm" svg:y2="4.33cm">
          <text:p/>
        </draw:line>
        <draw:g>
          <draw:line draw:style-name="gr18" draw:layer="layout" svg:x1="16.787cm" svg:y1="3.868cm" svg:x2="17.244cm" svg:y2="3.639cm">
            <text:p/>
          </draw:line>
          <draw:frame draw:style-name="gr19" draw:text-style-name="P5" draw:layer="layout" svg:width="0.417cm" svg:height="0.369cm" svg:x="16.962cm" svg:y="3.246cm">
            <draw:text-box>
              <text:p><text:span text:style-name="T4">16</text:span></text:p>
            </draw:text-box>
          </draw:frame>
        </draw:g>
        <draw:frame draw:style-name="gr25" draw:text-style-name="P3" draw:layer="layout" svg:width="2.444cm" svg:height="0.445cm" svg:x="16.728cm" svg:y="2.765cm">
          <draw:text-box>
            <text:p><text:span text:style-name="T2">siTAF_DLen</text:span></text:p>
          </draw:text-box>
        </draw:frame>
        <draw:frame draw:style-name="gr25" draw:text-style-name="P3" draw:layer="layout" svg:width="2.444cm" svg:height="0.445cm" svg:x="16.228cm" svg:y="2.364cm">
          <draw:text-box>
            <text:p><text:span text:style-name="T2">siTAF_Meta</text:span></text:p>
          </draw:text-box>
        </draw:frame>
        <draw:frame draw:style-name="gr13" draw:text-style-name="P3" draw:layer="layout" svg:width="3.017cm" svg:height="0.445cm" svg:x="15.727cm" svg:y="1.963cm">
          <draw:text-box>
            <text:p><text:span text:style-name="T2">siTAF_Data</text:span></text:p>
          </draw:text-box>
        </draw:frame>
        <draw:polyline draw:style-name="gr26" draw:text-style-name="P8" xml:id="id1" draw:id="id1" draw:layer="layout" svg:width="0.643cm" svg:height="2.191cm" svg:x="2.169cm" svg:y="3.094cm" svg:viewBox="0 0 644 2192" draw:points="0,2159 0,0 619,8 644,2192">
          <text:p><text:span text:style-name="T7">S</text:span></text:p>
          <text:p><text:span text:style-name="T7">i</text:span></text:p>
          <text:p><text:span text:style-name="T7">n</text:span></text:p>
          <text:p><text:span text:style-name="T7">k</text:span></text:p>
        </draw:polyline>
        <draw:connector draw:style-name="gr27" draw:layer="layout" svg:x1="3.222cm" svg:y1="6.617cm" svg:x2="2.491cm" svg:y2="5.286cm" draw:end-shape="id1" draw:end-glue-point="2" svg:d="M3222 6617v-408h-731v-923">
          <text:p/>
        </draw:connector>
        <draw:g>
          <draw:rect draw:style-name="gr22" draw:text-style-name="P7" draw:layer="layout" svg:width="2.268cm" svg:height="2.062cm" svg:x="7.38cm" svg:y="8.149cm">
            <text:p text:style-name="P6"><text:span text:style-name="T5">pLSn</text:span></text:p>
            <text:p text:style-name="P6"><text:span text:style-name="T6"><text:s text:c="4"/></text:span><text:span text:style-name="T6">pListen</text:span><text:span text:style-name="T5"> </text:span></text:p>
          </draw:rect>
          <draw:frame draw:style-name="gr28" draw:text-style-name="P10" draw:layer="layout" svg:width="2.014cm" svg:height="0.527cm" svg:x="7.59cm" svg:y="9.529cm">
            <draw:text-box>
              <text:p text:style-name="P9"><text:span text:style-name="T8">{ 8800, 8801, 8802,</text:span></text:p>
              <text:p text:style-name="P9"><text:span text:style-name="T8"><text:s text:c="2"/></text:span><text:span text:style-name="T8">8803, 5001, 5201 }</text:span></text:p>
            </draw:text-box>
          </draw:frame>
        </draw:g>
        <draw:rect draw:style-name="gr29" xml:id="id2" draw:id="id2" draw:layer="layout" svg:width="0.534cm" svg:height="0.305cm" svg:x="5.19cm" svg:y="5.833cm">
          <text:p/>
        </draw:rect>
        <draw:rect draw:style-name="gr29" xml:id="id4" draw:id="id4" draw:layer="layout" svg:width="0.534cm" svg:height="0.305cm" svg:x="5.19cm" svg:y="6.434cm">
          <text:p/>
        </draw:rect>
        <draw:rect draw:style-name="gr29" xml:id="id3" draw:id="id3" draw:layer="layout" svg:width="0.534cm" svg:height="0.305cm" svg:x="15.59cm" svg:y="5.833cm">
          <text:p/>
        </draw:rect>
        <draw:rect draw:style-name="gr29" xml:id="id5" draw:id="id5" draw:layer="layout" svg:width="0.534cm" svg:height="0.305cm" svg:x="15.59cm" svg:y="6.434cm">
          <text:p/>
        </draw:rect>
        <draw:connector draw:style-name="gr30" draw:layer="layout" svg:x1="5.724cm" svg:y1="5.985cm" svg:x2="15.59cm" svg:y2="5.985cm" draw:start-shape="id2" draw:start-glue-point="1" draw:end-shape="id3" draw:end-glue-point="3" svg:d="M5724 5985h9866">
          <text:p/>
        </draw:connector>
        <draw:connector draw:style-name="gr30" draw:layer="layout" svg:x1="5.724cm" svg:y1="6.586cm" svg:x2="15.59cm" svg:y2="6.586cm" draw:start-shape="id4" draw:start-glue-point="1" draw:end-shape="id5" draw:end-glue-point="3" svg:d="M5724 6586h9866">
          <text:p/>
        </draw:connector>
        <draw:rect draw:style-name="gr22" draw:text-style-name="P7" draw:layer="layout" svg:width="2.521cm" svg:height="4.572cm" svg:x="3.221cm" svg:y="4.33cm">
          <text:p text:style-name="P6"><text:span text:style-name="T5">pRDp</text:span></text:p>
          <text:p text:style-name="P6"><text:span text:style-name="T6"><text:s text:c="4"/></text:span><text:span text:style-name="T6">pReadPath</text:span><text:span text:style-name="T5"> </text:span></text:p>
        </draw:rect>
        <draw:rect draw:style-name="gr22" draw:text-style-name="P7" xml:id="id6" draw:id="id6" draw:layer="layout" svg:width="2.521cm" svg:height="4.598cm" svg:x="15.473cm" svg:y="4.33cm">
          <text:p text:style-name="P6"><text:span text:style-name="T5">pWRp</text:span></text:p>
          <text:p text:style-name="P6"><text:span text:style-name="T6"><text:s text:c="4"/></text:span><text:span text:style-name="T6">pWritePath</text:span><text:span text:style-name="T5"> </text:span></text:p>
        </draw:rect>
        <draw:frame draw:style-name="gr31" draw:text-style-name="P3" draw:layer="layout" svg:width="2.567cm" svg:height="0.445cm" svg:x="5.03cm" svg:y="2.965cm">
          <draw:text-box>
            <text:p><text:span text:style-name="T2"><text:s/></text:span><text:span text:style-name="T2">soTAF_Meta</text:span></text:p>
          </draw:text-box>
        </draw:frame>
        <draw:frame draw:style-name="gr14" draw:text-style-name="P3" draw:layer="layout" svg:width="1.744cm" svg:height="0.445cm" svg:x="6.752cm" svg:y="6.165cm">
          <draw:text-box>
            <text:p><text:span text:style-name="T2">Dreq</text:span></text:p>
          </draw:text-box>
        </draw:frame>
        <draw:custom-shape draw:style-name="gr32" draw:text-style-name="P11" draw:layer="layout" svg:width="0.807cm" svg:height="0.367cm" svg:x="10.156cm" svg:y="6.385cm">
          <text:p text:style-name="P1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32" draw:text-style-name="P11" draw:layer="layout" svg:width="0.807cm" svg:height="0.367cm" svg:x="10.156cm" svg:y="5.785cm">
          <text:p text:style-name="P1"><text:span text:style-name="T9">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33" draw:text-style-name="P12" draw:layer="layout" svg:width="0.968cm" svg:height="0.534cm" svg:x="4.796cm" svg:y="6.04cm">
          <draw:text-box>
            <text:p text:style-name="P1"><text:span text:style-name="T8">{ 8801 }</text:span></text:p>
          </draw:text-box>
        </draw:frame>
        <draw:frame draw:style-name="gr34" draw:text-style-name="P12" draw:layer="layout" svg:width="0.968cm" svg:height="0.527cm" svg:x="3.219cm" svg:y="5.919cm">
          <draw:text-box>
            <text:p text:style-name="P1"><text:span text:style-name="T8">{ 8800 }</text:span></text:p>
          </draw:text-box>
        </draw:frame>
        <draw:frame draw:style-name="gr34" draw:text-style-name="P12" draw:layer="layout" svg:width="1.006cm" svg:height="0.527cm" svg:x="4.7cm" svg:y="4.32cm">
          <draw:text-box>
            <text:p text:style-name="P1"><text:span text:style-name="T8">{ Others }</text:span></text:p>
          </draw:text-box>
        </draw:frame>
        <draw:connector draw:style-name="gr35" draw:layer="layout" svg:x1="17.994cm" svg:y1="6.629cm" svg:x2="18.766cm" svg:y2="5.965cm" draw:start-shape="id6" draw:start-glue-point="1" draw:end-shape="id7" draw:end-glue-point="2" svg:d="M17994 6629h772v-664">
          <text:p/>
        </draw:connector>
        <draw:polyline draw:style-name="gr36" draw:text-style-name="P8" xml:id="id7" draw:id="id7" draw:layer="layout" svg:width="0.659cm" svg:height="2.184cm" svg:x="18.436cm" svg:y="3.78cm" svg:viewBox="0 0 660 2185" draw:points="0,51 0,2185 660,2185 660,0">
          <text:p><text:span text:style-name="T7">G</text:span></text:p>
          <text:p><text:span text:style-name="T7">e</text:span></text:p>
          <text:p><text:span text:style-name="T7">n</text:span></text:p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4H35M24S</meta:editing-duration>
    <meta:editing-cycles>207</meta:editing-cycles>
    <meta:generator>OpenOffice/4.1.6$Unix OpenOffice.org_project/416m1$Build-9790</meta:generator>
    <dc:date>2020-08-13T18:34:50</dc:date>
    <dc:creator>Francois Abel</dc:creator>
    <meta:printed-by>Francois Abel</meta:printed-by>
    <meta:print-date>2018-01-29T17:34:31.89</meta:print-date>
    <meta:document-statistic meta:object-count="108"/>
  </office:meta>
</office:document-meta>
</file>